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manata" svg:font-family="Samanat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144a4a"/>
    </style:style>
    <style:style style:name="P2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3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rsid="0017e691" officeooo:paragraph-rsid="0017e691" fo:background-color="#f9f9f9" style:font-name-asian="Courier New1" style:font-name-complex="Courier New1"/>
    </style:style>
    <style:style style:name="P4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rsid="0017e691" officeooo:paragraph-rsid="00185846" fo:background-color="#f9f9f9" style:font-name-asian="Courier New1" style:font-name-complex="Courier New1"/>
    </style:style>
    <style:style style:name="P5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officeooo:rsid="0017e691" officeooo:paragraph-rsid="00185846"/>
    </style:style>
    <style:style style:name="P6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185846"/>
    </style:style>
    <style:style style:name="P7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LO-normal" style:list-style-name="L2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1edfcf" officeooo:paragraph-rsid="0020269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216974" officeooo:paragraph-rsid="0021697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fo:font-weight="bold" officeooo:rsid="001edfcf" officeooo:paragraph-rsid="001edfcf" style:letter-kerning="false" fo:background-color="#ffb6c1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11" style:family="paragraph" style:parent-style-name="LO-normal" style:list-style-name="L2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officeooo:paragraph-rsid="00202694" fo:hyphenate="false" fo:hyphenation-remain-char-count="2" fo:hyphenation-push-char-count="2" loext:hyphenation-no-caps="false"/>
    </style:style>
    <style:style style:name="P12" style:family="paragraph" style:parent-style-name="LO-normal" style:list-style-name="L2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officeooo:rsid="00202694" officeooo:paragraph-rsid="00202694" fo:hyphenate="false" fo:hyphenation-remain-char-count="2" fo:hyphenation-push-char-count="2" loext:hyphenation-no-caps="false"/>
    </style:style>
    <style:style style:name="P13" style:family="paragraph" style:parent-style-name="LO-normal" style:list-style-name="WWNum216" style:master-page-name="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LO-normal">
      <loext:graphic-properties draw:fill="solid" draw:fill-color="#f9f9f9"/>
      <style:paragraph-properties fo:margin-left="0cm" fo:margin-right="0cm" fo:margin-top="0.423cm" fo:margin-bottom="0.423cm" loext:contextual-spacing="false" fo:line-height="150%" fo:text-indent="0cm" style:auto-text-indent="false" fo:background-color="#f9f9f9"/>
      <style:text-properties fo:color="#212529" style:font-name="Courier New" officeooo:rsid="0015244b" officeooo:paragraph-rsid="0015244b" fo:background-color="#f9f9f9" style:font-name-asian="Courier New1" style:font-name-complex="Courier New1"/>
    </style:style>
    <style:style style:name="P15" style:family="paragraph" style:parent-style-name="LO-normal" style:list-style-name="WWNum168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6" style:family="paragraph" style:parent-style-name="LO-normal" style:list-style-name="WWNum158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7" style:family="paragraph" style:parent-style-name="LO-normal" style:list-style-name="WWNum168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8" style:family="paragraph" style:parent-style-name="LO-normal" style:list-style-name="WWNum100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9" style:family="paragraph" style:parent-style-name="LO-normal" style:list-style-name="WWNum158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20" style:family="paragraph" style:parent-style-name="LO-normal" style:list-style-name="WWNum224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21" style:family="paragraph" style:parent-style-name="LO-normal" style:list-style-name="WWNum216">
      <loext:graphic-properties draw:fill="solid" draw:fill-color="#f9f9f9"/>
      <style:paragraph-properties fo:margin-left="1.27cm" fo:margin-right="0cm" fo:margin-top="0cm" fo:margin-bottom="0.212cm" loext:contextual-spacing="false" fo:line-height="150%" fo:text-indent="-0.635cm" style:auto-text-indent="false" fo:background-color="#f9f9f9"/>
      <style:text-properties fo:color="#212529" style:font-name="Courier New" officeooo:rsid="0010a8de" officeooo:paragraph-rsid="00144a4a" fo:background-color="#f9f9f9" style:font-name-asian="Courier New1" style:font-name-complex="Courier New1"/>
    </style:style>
    <style:style style:name="P22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officeooo:rsid="001adaf8" officeooo:paragraph-rsid="001adaf8" fo:background-color="#f9f9f9" style:font-name-asian="Courier New1" style:font-name-complex="Courier New1"/>
    </style:style>
    <style:style style:name="P23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1c5505" officeooo:paragraph-rsid="001c550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4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1d3c5a" officeooo:paragraph-rsid="001d3c5a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5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6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>
        <style:tab-stops/>
      </style:paragraph-properties>
      <style:text-properties officeooo:paragraph-rsid="001c5505"/>
    </style:style>
    <style:style style:name="P27" style:family="paragraph" style:parent-style-name="LO-normal" style:list-style-name="L3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officeooo:paragraph-rsid="00202694" fo:hyphenate="false" fo:hyphenation-remain-char-count="2" fo:hyphenation-push-char-count="2" loext:hyphenation-no-caps="false"/>
    </style:style>
    <style:style style:name="P28" style:family="paragraph" style:parent-style-name="LO-normal" style:master-page-name="">
      <loext:graphic-properties draw:fill="none"/>
      <style:paragraph-properties fo:margin-left="-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212529" style:font-name="Courier New" style:text-underline-style="solid" style:text-underline-width="auto" style:text-underline-color="font-color" officeooo:paragraph-rsid="00144a4a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29" style:family="paragraph" style:parent-style-name="LO-normal" style:list-style-name="WWNum216" style:master-page-name="">
      <loext:graphic-properties draw:fill="solid" draw:fill-color="#f9f9f9"/>
      <style:paragraph-properties fo:margin-left="-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style:text-underline-style="solid" style:text-underline-width="auto" style:text-underline-color="font-color" officeooo:rsid="001a4b5d" officeooo:paragraph-rsid="001a4b5d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30" style:family="paragraph" style:parent-style-name="LO-normal" style:master-page-name="">
      <loext:graphic-properties draw:fill="solid" draw:fill-color="#f9f9f9"/>
      <style:paragraph-properties fo:margin-left="-0.6cm" fo:margin-right="0cm" fo:margin-top="0.423cm" fo:margin-bottom="0.423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style:text-underline-style="solid" style:text-underline-width="auto" style:text-underline-color="font-color" officeooo:rsid="0010a8de" officeooo:paragraph-rsid="0010a8de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31" style:family="paragraph" style:parent-style-name="LO-normal" style:list-style-name="WWNum216" style:master-page-name="">
      <loext:graphic-properties draw:fill="solid" draw:fill-color="#f9f9f9"/>
      <style:paragraph-properties fo:margin-left="-0.801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1c5505" officeooo:paragraph-rsid="001c550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LO-normal" style:list-style-name="L1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officeooo:paragraph-rsid="00202694" fo:hyphenate="false" fo:hyphenation-remain-char-count="2" fo:hyphenation-push-char-count="2" loext:hyphenation-no-caps="false"/>
    </style:style>
    <style:style style:name="P33" style:family="paragraph" style:parent-style-name="LO-normal" style:list-style-name="WWNum216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LO-normal" style:list-style-name="L1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font-weight="bold" officeooo:paragraph-rsid="00202694" style:font-weight-asian="bold" style:font-weight-complex="bold" fo:hyphenate="false" fo:hyphenation-remain-char-count="2" fo:hyphenation-push-char-count="2" loext:hyphenation-no-caps="false"/>
    </style:style>
    <style:style style:name="P35" style:family="paragraph" style:parent-style-name="LO-normal" style:list-style-name="WWNum216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LO-normal" style:list-style-name="WWNum216">
      <loext:graphic-properties draw:fill="solid" draw:fill-color="#f9f9f9"/>
      <style:paragraph-properties fo:margin-top="0cm" fo:margin-bottom="0.212cm" loext:contextual-spacing="false" fo:line-height="150%" fo:text-align="start" style:justify-single-word="false" fo:orphans="2" fo:widows="2" fo:hyphenation-ladder-count="no-limit" fo:background-color="#f9f9f9" style:writing-mode="lr-tb"/>
      <style:text-properties officeooo:paragraph-rsid="001edfcf" fo:hyphenate="false" fo:hyphenation-remain-char-count="2" fo:hyphenation-push-char-count="2" loext:hyphenation-no-caps="false"/>
    </style:style>
    <style:style style:name="T1" style:family="text">
      <style:text-properties fo:color="#212529" style:font-name="Courier New" fo:background-color="#f9f9f9" loext:char-shading-value="0" style:font-name-asian="Courier New1" style:font-name-complex="Courier New1"/>
    </style:style>
    <style:style style:name="T2" style:family="text">
      <style:text-properties fo:color="#212529" style:font-name="Courier New" officeooo:rsid="0016924c" fo:background-color="#f9f9f9" loext:char-shading-value="0" style:font-name-asian="Courier New1" style:font-name-complex="Courier New1"/>
    </style:style>
    <style:style style:name="T3" style:family="text">
      <style:text-properties fo:color="#212529" style:font-name="Courier New" officeooo:rsid="0017e691" fo:background-color="#f9f9f9" loext:char-shading-value="0" style:font-name-asian="Courier New1" style:font-name-complex="Courier New1"/>
    </style:style>
    <style:style style:name="T4" style:family="text">
      <style:text-properties fo:color="#212529" style:font-name="Courier New" officeooo:rsid="00185846" fo:background-color="#f9f9f9" loext:char-shading-value="0" style:font-name-asian="Courier New1" style:font-name-complex="Courier New1"/>
    </style:style>
    <style:style style:name="T5" style:family="text">
      <style:text-properties fo:color="#212529" style:font-name="Courier New" fo:font-size="12pt" fo:language="en" fo:country="US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6" style:family="text">
      <style:text-properties fo:color="#212529" style:font-name="Courier New" fo:font-size="12pt" fo:language="en" fo:country="US" officeooo:rsid="00185846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7" style:family="text">
      <style:text-properties fo:color="#212529" style:font-name="Courier New" fo:font-size="12pt" fo:language="en" fo:country="US" officeooo:rsid="001edfcf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8" style:family="text">
      <style:text-properties fo:color="#212529" style:font-name="Courier New" fo:font-size="12pt" fo:language="en" fo:country="US" officeooo:rsid="00202694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9" style:family="text">
      <style:text-properties fo:color="#212529" style:font-name="Courier New" fo:font-size="12pt" fo:language="en" fo:country="US" fo:font-weight="bold" officeooo:rsid="001edfcf" style:letter-kerning="false" fo:background-color="#f9f9f9" loext:char-shading-value="0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/>
    </style:style>
    <style:style style:name="T10" style:family="text">
      <style:text-properties fo:color="#212529" style:font-name="Courier New" fo:font-size="12pt" fo:language="en" fo:country="US" fo:font-weight="bold" officeooo:rsid="00202694" style:letter-kerning="false" fo:background-color="#f9f9f9" loext:char-shading-value="0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/>
    </style:style>
    <style:style style:name="T11" style:family="text">
      <style:text-properties officeooo:rsid="00144a4a"/>
    </style:style>
    <style:style style:name="T12" style:family="text">
      <style:text-properties officeooo:rsid="0016924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924c" style:font-style-asian="italic" style:font-style-complex="italic"/>
    </style:style>
    <style:style style:name="T15" style:family="text">
      <style:text-properties officeooo:rsid="001c5505"/>
    </style:style>
    <style:style style:name="T16" style:family="text">
      <style:text-properties officeooo:rsid="0020269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0<text:span text:style-name="T11">4</text:span>.08.22 – <text:span text:style-name="T12">História do Java</text:span></text:p>
      <text:p text:style-name="P14">- O código fonte <text:span text:style-name="T12">(</text:span><text:span text:style-name="T14">o que você programou</text:span><text:span text:style-name="T12">) </text:span>é transformado <text:span text:style-name="T12">numa linguagem compreendida pelo computador</text:span><text:span text:style-name="T14"> (através do </text:span><text:span text:style-name="T13">processo de compilação</text:span>) e se torna executável <text:span text:style-name="T12">no computador.</text:span></text:p>
      <text:p text:style-name="P28">Linha do tempo:</text:p>
      <text:p text:style-name="P1"><text:span text:style-name="T1">19</text:span><text:span text:style-name="T2">90</text:span><text:span text:style-name="T1"> – </text:span><text:span text:style-name="T2">Sun mycrosystem utilizando a linguagem C++ queriam interligar diversos dispositivos, </text:span><text:span text:style-name="T3">porém isso não deu certo.</text:span></text:p>
      <text:p text:style-name="P3">1991 – GreenTalk (primeiro nome) → Oak (segundo nome) e foi criado um aparelho chamado Star 7 (tela touch) que a intenção era controlar tv e outros eletrodomésticos (parecido com a Alexa hoje em dia), porém não vendeu bem</text:p>
      <text:p text:style-name="P2">1991 - Aprovada a lei de incentivos e apoio tecnológico pelo senador Al Gore </text:p>
      <text:list xml:id="list3217781306" text:style-name="WWNum168">
        <text:list-item>
          <text:p text:style-name="P15">Através dessa lei o navegador MOSAIC ganhou vida e se popularizou nos sistemas MAC, Windows e Unix </text:p>
        </text:list-item>
        <text:list-item>
          <text:p text:style-name="P17">O MOSAIC revolucionou a navegação Web aproximando-a do que conhecemos hoje </text:p>
        </text:list-item>
      </text:list>
      <text:p text:style-name="P2">1993 - Fundação da Netscape (Parte da equipe que criou o MOSAIC)</text:p>
      <text:list xml:id="list366858660" text:style-name="WWNum100">
        <text:list-item>
          <text:p text:style-name="P18">O Netscape passou a dominar a navegação Web, mas suas páginas ainda eram estáticas e simples </text:p>
          <text:p text:style-name="P4">1994 – Tim Bernes-Lee criou HTML e a linguagem Oak permitia interatividade. </text:p>
        </text:list-item>
        <text:list-item>
          <text:p text:style-name="P5"><text:span text:style-name="T1">Projeto WebRunner</text:span><text:span text:style-name="T4">(depois se tornou HotJava)</text:span><text:span text:style-name="T1"> = interatividade entre HTML e Star 7) ideia principal era criar interatividade na Web (implementar o Star 7 na Web). </text:span></text:p>
        </text:list-item>
        <text:list-item>
          <text:p text:style-name="P5"><text:span text:style-name="T1">O nome Oak teve que ser mudado para </text:span><text:span text:style-name="T4">Java (Java coffe – café forte, os programadores gostavam de café). </text:span></text:p>
        </text:list-item>
        <text:list-item>
          <text:p text:style-name="P6"><text:span text:style-name="T4">A linguagem Java ficou famosa. A netscapce como jogada de marketing lançou a linguagem JavaScript, mas </text:span><text:span text:style-name="T6">são duas linguagens completamente diferentes</text:span><text:span text:style-name="T4">.</text:span></text:p>
          <text:p text:style-name="P6"><text:soft-page-break/><text:span text:style-name="T4"/></text:p>
        </text:list-item>
      </text:list>
      <text:p text:style-name="P2">1995 - Contratação do Bredan Eich com o objetivo de integrar uma linguagem de programação ao Netscape O mais rápido possível </text:p>
      <text:list xml:id="list1016773601" text:style-name="WWNum158">
        <text:list-item>
          <text:p text:style-name="P16">É criado o Mocha </text:p>
        </text:list-item>
        <text:list-item>
          <text:p text:style-name="P19">O Mocha ainda em 1995 é renomeado para LiveScript e posteriormente JavaScript </text:p>
        </text:list-item>
      </text:list>
      <text:p text:style-name="P2">1995 - Surge o navegador da Microsoft, o Internet Explorer <text:s/></text:p>
      <text:list xml:id="list1943797942" text:style-name="WWNum224">
        <text:list-item>
          <text:p text:style-name="P20">Junto ao seu desenvolvimento foi criado o JScript</text:p>
        </text:list-item>
      </text:list>
      <text:p text:style-name="P2">1996 - JavaScript vs JScript</text:p>
      <text:p text:style-name="P2">1997 - Primeira versão do ECMA-262 (ECMASCRIPT) <text:s/></text:p>
      <text:list xml:id="list592113221" text:style-name="WWNum216">
        <text:list-item>
          <text:p text:style-name="P21">A pedidos da Netscape os reguladores do ECMA adotaram o JavaScript no desenvolvimento Web <text:s/></text:p>
          <text:p text:style-name="P21"/>
          <text:p text:style-name="P29">08.08.22 – <text:span text:style-name="T15">Como funciona o Java – Aula 2</text:span></text:p>
        </text:list-item>
        <text:list-item>
          <text:p text:style-name="P22">Assembly: linguagem;</text:p>
        </text:list-item>
        <text:list-item>
          <text:p text:style-name="P22">Assembler: é uma montador, uma estrtura de software, que traduz o Assembly para linguagem de máquina;</text:p>
          <text:p text:style-name="P22"/>
          <text:p text:style-name="P31">Funcionamento da linguagem C:</text:p>
        </text:list-item>
        <text:list-item>
          <text:p text:style-name="P26">Código fonte;</text:p>
        </text:list-item>
        <text:list-item>
          <text:p text:style-name="P23">Conversão do código fonte (através do compilador);</text:p>
        </text:list-item>
        <text:list-item>
          <text:p text:style-name="P23">É transformado em código executável pelo compilador e compreendido pelo computador;</text:p>
        </text:list-item>
        <text:list-item>
          <text:p text:style-name="P24">Funcionamento da linguagem JAVA:</text:p>
        </text:list-item>
        <text:list-item>
          <text:p text:style-name="P24">Código Fonte</text:p>
        </text:list-item>
        <text:list-item>
          <text:p text:style-name="P24">Passa pelo Compilador: Java C</text:p>
        </text:list-item>
        <text:list-item>
          <text:p text:style-name="P24">O código gerado pelo compilador é chamado de Bytecode</text:p>
        </text:list-item>
        <text:list-item>
          <text:p text:style-name="P24"><text:soft-page-break/>Bytecode não é compreendido pelo computador (necessita de uma mais um software intermediário) – chamado JVM (Java Virtual Machine) – assim o código é interpretado;</text:p>
        </text:list-item>
        <text:list-item>
          <text:p text:style-name="P25">WORA (Write Once Run Anywhere) – significa escreva uma vez e execute em qualquer lugar</text:p>
          <text:p text:style-name="P35">→ escreva uma vez só, compile uma vez só e coloque para funcionar em qualquer plataforma que tem uma JVM</text:p>
          <text:p text:style-name="P33"/>
        </text:list-item>
        <text:list-item>
          <text:p text:style-name="P13">Existem dois momentos no desenvolvimento Java, existem dois tipos de usuários separados pela plataforma Java:</text:p>
        </text:list-item>
        <text:list-item>
          <text:p text:style-name="P10">JRE (Java Runtime Environment) = quem quer apenas utilizar java </text:p>
        </text:list-item>
        <text:list-item>
          <text:p text:style-name="P36"><text:span text:style-name="T9">Composto pelo JVM e Bibliotecas:</text:span><text:span text:style-name="T7"> </text:span></text:p>
        </text:list-item>
      </text:list>
      <text:list xml:id="list1683718137" text:style-name="L1">
        <text:list-item>
          <text:p text:style-name="P34"><text:span text:style-name="T8">JVM</text:span></text:p>
        </text:list-item>
      </text:list>
      <text:list xml:id="list2384439465" text:style-name="L2">
        <text:list-item>
          <text:p text:style-name="P11"><text:span text:style-name="T7">Loader: parte interna que carrega o bytecode na memória da sua máquina virtual;</text:span></text:p>
        </text:list-item>
        <text:list-item>
          <text:p text:style-name="P8">Verificador: irá verificar se <text:span text:style-name="T16">o código</text:span> pode ser executado na sua máquina sem problemas;</text:p>
        </text:list-item>
        <text:list-item>
          <text:p text:style-name="P11"><text:span text:style-name="T8">Interpretador: converte o código bytecode numa instrução que o sistema vai executar (entender);</text:span></text:p>
        </text:list-item>
        <text:list-item>
          <text:p text:style-name="P11"><text:span text:style-name="T8">Gerenciador: vai tratar como os códigos serão gerenciados como a memória da JVM será tratada;</text:span></text:p>
        </text:list-item>
        <text:list-item>
          <text:p text:style-name="P12"><text:span text:style-name="T8">C</text:span><text:span text:style-name="T5">ompilador JIT (Just In Time): identifica as partes mais importantes do código para ser compilado;</text:span></text:p>
        </text:list-item>
      </text:list>
      <text:list xml:id="list10647441336084" text:continue-list="list1683718137" text:style-name="L1">
        <text:list-item>
          <text:p text:style-name="P32"><text:span text:style-name="T10">Bibliotecas</text:span></text:p>
        </text:list-item>
      </text:list>
      <text:list xml:id="list1858535862" text:style-name="L3">
        <text:list-item>
          <text:p text:style-name="P27"><text:span text:style-name="T10"/></text:p>
        </text:list-item>
      </text:list>
      <text:list xml:id="list10646129235295" text:continue-list="list592113221" text:style-name="WWNum216">
        <text:list-item>
          <text:p text:style-name="P7"><text:span text:style-name="T17">JDK (Java Development Kit)</text:span> = quem quer programar (desenvolver em java);</text:p>
        </text:list-item>
        <text:list-item>
          <text:p text:style-name="P9">JRE</text:p>
        </text:list-item>
        <text:list-item>
          <text:p text:style-name="P9">Javalang</text:p>
        </text:list-item>
        <text:list-item>
          <text:p text:style-name="P9"><text:soft-page-break/>JavaTool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manata" svg:font-family="Samanat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936" style:display-name="ListLabel 1936" style:family="text">
      <style:text-properties style:font-name-complex="OpenSymbol2" style:font-family-complex="OpenSymbol" style:font-family-generic-complex="system" style:font-pitch-complex="variable"/>
    </style:style>
    <style:style style:name="ListLabel_20_1937" style:display-name="ListLabel 1937" style:family="text">
      <style:text-properties style:font-name-complex="OpenSymbol2" style:font-family-complex="OpenSymbol" style:font-family-generic-complex="system" style:font-pitch-complex="variable"/>
    </style:style>
    <style:style style:name="ListLabel_20_1938" style:display-name="ListLabel 1938" style:family="text">
      <style:text-properties style:font-name-complex="OpenSymbol2" style:font-family-complex="OpenSymbol" style:font-family-generic-complex="system" style:font-pitch-complex="variable"/>
    </style:style>
    <style:style style:name="ListLabel_20_1939" style:display-name="ListLabel 1939" style:family="text">
      <style:text-properties style:font-name-complex="OpenSymbol2" style:font-family-complex="OpenSymbol" style:font-family-generic-complex="system" style:font-pitch-complex="variable"/>
    </style:style>
    <style:style style:name="ListLabel_20_1940" style:display-name="ListLabel 1940" style:family="text">
      <style:text-properties style:font-name-complex="OpenSymbol2" style:font-family-complex="OpenSymbol" style:font-family-generic-complex="system" style:font-pitch-complex="variable"/>
    </style:style>
    <style:style style:name="ListLabel_20_1941" style:display-name="ListLabel 1941" style:family="text">
      <style:text-properties style:font-name-complex="OpenSymbol2" style:font-family-complex="OpenSymbol" style:font-family-generic-complex="system" style:font-pitch-complex="variable"/>
    </style:style>
    <style:style style:name="ListLabel_20_1942" style:display-name="ListLabel 1942" style:family="text">
      <style:text-properties style:font-name-complex="OpenSymbol2" style:font-family-complex="OpenSymbol" style:font-family-generic-complex="system" style:font-pitch-complex="variable"/>
    </style:style>
    <style:style style:name="ListLabel_20_1943" style:display-name="ListLabel 1943" style:family="text">
      <style:text-properties style:font-name-complex="OpenSymbol2" style:font-family-complex="OpenSymbol" style:font-family-generic-complex="system" style:font-pitch-complex="variable"/>
    </style:style>
    <style:style style:name="ListLabel_20_1944" style:display-name="ListLabel 1944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1504" style:display-name="ListLabel 1504" style:family="text">
      <style:text-properties style:font-name-complex="OpenSymbol2" style:font-family-complex="OpenSymbol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2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2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" style:font-family-generic-complex="system" style:font-pitch-complex="variable"/>
    </style:style>
    <style:style style:name="ListLabel_20_2008" style:display-name="ListLabel 2008" style:family="text">
      <style:text-properties style:font-name-complex="OpenSymbol2" style:font-family-complex="OpenSymbol" style:font-family-generic-complex="system" style:font-pitch-complex="variable"/>
    </style:style>
    <style:style style:name="ListLabel_20_2009" style:display-name="ListLabel 2009" style:family="text">
      <style:text-properties style:font-name-complex="OpenSymbol2" style:font-family-complex="OpenSymbol" style:font-family-generic-complex="system" style:font-pitch-complex="variable"/>
    </style:style>
    <style:style style:name="ListLabel_20_2010" style:display-name="ListLabel 2010" style:family="text">
      <style:text-properties style:font-name-complex="OpenSymbol2" style:font-family-complex="OpenSymbol" style:font-family-generic-complex="system" style:font-pitch-complex="variable"/>
    </style:style>
    <style:style style:name="ListLabel_20_2011" style:display-name="ListLabel 2011" style:family="text">
      <style:text-properties style:font-name-complex="OpenSymbol2" style:font-family-complex="OpenSymbol" style:font-family-generic-complex="system" style:font-pitch-complex="variable"/>
    </style:style>
    <style:style style:name="ListLabel_20_2012" style:display-name="ListLabel 2012" style:family="text">
      <style:text-properties style:font-name-complex="OpenSymbol2" style:font-family-complex="OpenSymbol" style:font-family-generic-complex="system" style:font-pitch-complex="variable"/>
    </style:style>
    <style:style style:name="ListLabel_20_2013" style:display-name="ListLabel 2013" style:family="text">
      <style:text-properties style:font-name-complex="OpenSymbol2" style:font-family-complex="OpenSymbol" style:font-family-generic-complex="system" style:font-pitch-complex="variable"/>
    </style:style>
    <style:style style:name="ListLabel_20_2014" style:display-name="ListLabel 2014" style:family="text">
      <style:text-properties style:font-name-complex="OpenSymbol2" style:font-family-complex="OpenSymbol" style:font-family-generic-complex="system" style:font-pitch-complex="variable"/>
    </style:style>
    <style:style style:name="ListLabel_20_2015" style:display-name="ListLabel 2015" style:family="text">
      <style:text-properties style:font-name-complex="OpenSymbol2" style:font-family-complex="OpenSymbol" style:font-family-generic-complex="system" style:font-pitch-complex="variable"/>
    </style:style>
    <style:style style:name="ListLabel_20_2016" style:display-name="ListLabel 2016" style:family="text">
      <style:text-properties style:font-name-complex="OpenSymbol2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Wingdings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Wingdings 2" style:font-family-complex="'Wingdings 2'" style:font-family-generic-complex="system" style:font-pitch-complex="variable"/>
    </style:style>
    <style:style style:name="ListLabel_20_552" style:display-name="ListLabel 552" style:family="text">
      <style:text-properties style:font-name-complex="OpenSymbol2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Wingdings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-complex="Wingdings 2" style:font-family-complex="'Wingdings 2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Wingdings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Wingdings 2" style:font-family-complex="'Wingdings 2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6">
      <text:list-level-style-bullet text:level="1" text:style-name="ListLabel_20_1936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1"/>
      </text:list-level-style-bullet>
      <text:list-level-style-bullet text:level="2" text:style-name="ListLabel_20_1937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938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4" text:style-name="ListLabel_20_1939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5" text:style-name="ListLabel_20_1940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6" text:style-name="ListLabel_20_1941" text:bullet-char="-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1"/>
      </text:list-level-style-bullet>
      <text:list-level-style-bullet text:level="7" text:style-name="ListLabel_20_1942" text:bullet-char="-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1"/>
      </text:list-level-style-bullet>
      <text:list-level-style-bullet text:level="8" text:style-name="ListLabel_20_1943" text:bullet-char="-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OpenSymbol1"/>
      </text:list-level-style-bullet>
      <text:list-level-style-bullet text:level="9" text:style-name="ListLabel_20_1944" text:bullet-char="-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5">
      <text:list-level-style-bullet text:level="1" text:style-name="ListLabel_20_21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1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1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2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22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22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2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2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2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bullet text:level="1" text:style-name="ListLabel_20_150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50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50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50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50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50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51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51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51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89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894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895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896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897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898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899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900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bullet text:level="1" text:style-name="ListLabel_20_14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41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41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41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41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41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42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42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42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4">
      <text:list-level-style-bullet text:level="1" text:style-name="ListLabel_20_20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00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01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01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201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201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01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01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01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551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Wingdings 2'" style:font-charset="x-symbol"/>
      </text:list-level-style-bullet>
      <text:list-level-style-bullet text:level="3" text:style-name="ListLabel_20_552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ListLabel_20_553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5" text:style-name="ListLabel_20_554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Wingdings 2'" style:font-charset="x-symbol"/>
      </text:list-level-style-bullet>
      <text:list-level-style-bullet text:level="6" text:style-name="ListLabel_20_555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ListLabel_20_556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8" text:style-name="ListLabel_20_557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Wingdings 2'" style:font-charset="x-symbol"/>
      </text:list-level-style-bullet>
      <text:list-level-style-bullet text:level="9" text:style-name="ListLabel_20_558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3:02:51.969340868</meta:creation-date>
    <meta:editing-duration>PT18M19S</meta:editing-duration>
    <meta:editing-cycles>4</meta:editing-cycles>
    <meta:generator>LibreOffice/6.4.7.2$Linux_X86_64 LibreOffice_project/40$Build-2</meta:generator>
    <dc:date>2022-08-09T01:06:45.419683003</dc:date>
    <meta:document-statistic meta:table-count="0" meta:image-count="0" meta:object-count="0" meta:page-count="4" meta:paragraph-count="55" meta:word-count="599" meta:character-count="3566" meta:non-whitespace-character-count="3033"/>
  </office:meta>
</office:document-meta>
</file>